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2773676272128" calcext:value-type="float">
            <text:p>98,28</text:p>
          </table:table-cell>
          <table:table-cell table:style-name="ce3" table:formula="of:=([.F2]/12597)*100" office:value-type="float" office:value="1.72263237278717" calcext:value-type="float">
            <text:p>1,72</text:p>
          </table:table-cell>
          <table:table-cell/>
          <table:table-cell table:style-name="ce4" table:formula="of:=[.E18]+[.H18]" office:value-type="float" office:value="12380" calcext:value-type="float">
            <text:p>12380</text:p>
          </table:table-cell>
          <table:table-cell table:formula="of:=12597-[.E2]" office:value-type="float" office:value="217" calcext:value-type="float">
            <text:p>217</text:p>
          </table:table-cell>
          <table:table-cell office:value-type="float" office:value="121.244273901" calcext:value-type="float">
            <text:p>121,244273901</text:p>
          </table:table-cell>
          <table:table-cell office:value-type="float" office:value="0.1115629673" calcext:value-type="float">
            <text:p>0,11156296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027228705247" calcext:value-type="float">
            <text:p>98,10</text:p>
          </table:table-cell>
          <table:table-cell table:style-name="ce3" table:formula="of:=([.F3]/12597)*100" office:value-type="float" office:value="1.89727712947527" calcext:value-type="float">
            <text:p>1,90</text:p>
          </table:table-cell>
          <table:table-cell/>
          <table:table-cell table:style-name="ce4" table:formula="of:=[.E19]+[.H19]" office:value-type="float" office:value="12358" calcext:value-type="float">
            <text:p>12358</text:p>
          </table:table-cell>
          <table:table-cell table:formula="of:=12597-[.E3]" office:value-type="float" office:value="239" calcext:value-type="float">
            <text:p>239</text:p>
          </table:table-cell>
          <table:table-cell office:value-type="float" office:value="213.213674068" calcext:value-type="float">
            <text:p>213,213674068</text:p>
          </table:table-cell>
          <table:table-cell office:value-type="float" office:value="0.119835138321" calcext:value-type="float">
            <text:p>0,119835138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80.1698817178693" calcext:value-type="float">
            <text:p>80,17</text:p>
          </table:table-cell>
          <table:table-cell table:style-name="ce3" table:formula="of:=([.F4]/12597)*100" office:value-type="float" office:value="19.8301182821307" calcext:value-type="float">
            <text:p>19,83</text:p>
          </table:table-cell>
          <table:table-cell/>
          <table:table-cell table:style-name="ce4" table:formula="of:=[.E20]+[.H20]" office:value-type="float" office:value="10099" calcext:value-type="float">
            <text:p>10099</text:p>
          </table:table-cell>
          <table:table-cell table:formula="of:=12597-[.E4]" office:value-type="float" office:value="2498" calcext:value-type="float">
            <text:p>2498</text:p>
          </table:table-cell>
          <table:table-cell office:value-type="float" office:value="207.757426977" calcext:value-type="float">
            <text:p>207,757426977</text:p>
          </table:table-cell>
          <table:table-cell office:value-type="float" office:value="0.126885175705" calcext:value-type="float">
            <text:p>0,12688517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5710883543701" calcext:value-type="float">
            <text:p>98,57</text:p>
          </table:table-cell>
          <table:table-cell table:style-name="ce3" table:formula="of:=([.F5]/12597)*100" office:value-type="float" office:value="1.42891164562991" calcext:value-type="float">
            <text:p>1,43</text:p>
          </table:table-cell>
          <table:table-cell/>
          <table:table-cell table:style-name="ce4" table:formula="of:=[.E21]+[.H21]" office:value-type="float" office:value="12417" calcext:value-type="float">
            <text:p>12417</text:p>
          </table:table-cell>
          <table:table-cell table:formula="of:=12597-[.E5]" office:value-type="float" office:value="180" calcext:value-type="float">
            <text:p>180</text:p>
          </table:table-cell>
          <table:table-cell office:value-type="float" office:value="185.472852945" calcext:value-type="float">
            <text:p>185,472852945</text:p>
          </table:table-cell>
          <table:table-cell office:value-type="float" office:value="0.13440489769" calcext:value-type="float">
            <text:p>0,134404897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96.290176868" calcext:value-type="float">
            <text:p>196,290176868</text:p>
          </table:table-cell>
          <table:table-cell office:value-type="float" office:value="0.142333030701" calcext:value-type="float">
            <text:p>0,142333030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549734063666" calcext:value-type="float">
            <text:p>97,55</text:p>
          </table:table-cell>
          <table:table-cell table:style-name="ce3" table:formula="of:=([.F7]/12597)*100" office:value-type="float" office:value="2.4450265936334" calcext:value-type="float">
            <text:p>2,45</text:p>
          </table:table-cell>
          <table:table-cell/>
          <table:table-cell table:style-name="ce4" table:formula="of:=[.E23]+[.H23]" office:value-type="float" office:value="12289" calcext:value-type="float">
            <text:p>12289</text:p>
          </table:table-cell>
          <table:table-cell table:formula="of:=12597-[.E7]" office:value-type="float" office:value="308" calcext:value-type="float">
            <text:p>308</text:p>
          </table:table-cell>
          <table:table-cell office:value-type="float" office:value="130.140129089" calcext:value-type="float">
            <text:p>130,140129089</text:p>
          </table:table-cell>
          <table:table-cell office:value-type="float" office:value="0.15056014061" calcext:value-type="float">
            <text:p>0,1505601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502341827419" calcext:value-type="float">
            <text:p>97,65</text:p>
          </table:table-cell>
          <table:table-cell table:style-name="ce3" table:formula="of:=([.F8]/12597)*100" office:value-type="float" office:value="2.34976581725808" calcext:value-type="float">
            <text:p>2,35</text:p>
          </table:table-cell>
          <table:table-cell/>
          <table:table-cell table:style-name="ce4" table:formula="of:=[.E24]+[.H24]" office:value-type="float" office:value="12301" calcext:value-type="float">
            <text:p>12301</text:p>
          </table:table-cell>
          <table:table-cell table:formula="of:=12597-[.E8]" office:value-type="float" office:value="296" calcext:value-type="float">
            <text:p>296</text:p>
          </table:table-cell>
          <table:table-cell office:value-type="float" office:value="204.24170208" calcext:value-type="float">
            <text:p>204,24170208</text:p>
          </table:table-cell>
          <table:table-cell office:value-type="float" office:value="0.159198999405" calcext:value-type="float">
            <text:p>0,159198999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8725093276177" calcext:value-type="float">
            <text:p>97,87</text:p>
          </table:table-cell>
          <table:table-cell table:style-name="ce3" table:formula="of:=([.F9]/12597)*100" office:value-type="float" office:value="2.12749067238231" calcext:value-type="float">
            <text:p>2,13</text:p>
          </table:table-cell>
          <table:table-cell/>
          <table:table-cell table:style-name="ce4" table:formula="of:=[.E25]+[.H25]" office:value-type="float" office:value="12329" calcext:value-type="float">
            <text:p>12329</text:p>
          </table:table-cell>
          <table:table-cell table:formula="of:=12597-[.E9]" office:value-type="float" office:value="268" calcext:value-type="float">
            <text:p>268</text:p>
          </table:table-cell>
          <table:table-cell office:value-type="float" office:value="97.877038002" calcext:value-type="float">
            <text:p>97,877038002</text:p>
          </table:table-cell>
          <table:table-cell office:value-type="float" office:value="0.167464017868" calcext:value-type="float">
            <text:p>0,167464017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9042629197428" calcext:value-type="float">
            <text:p>97,90</text:p>
          </table:table-cell>
          <table:table-cell table:style-name="ce3" table:formula="of:=([.F10]/12597)*100" office:value-type="float" office:value="2.0957370802572" calcext:value-type="float">
            <text:p>2,10</text:p>
          </table:table-cell>
          <table:table-cell/>
          <table:table-cell table:style-name="ce4" table:formula="of:=[.E26]+[.H26]" office:value-type="float" office:value="12333" calcext:value-type="float">
            <text:p>12333</text:p>
          </table:table-cell>
          <table:table-cell table:formula="of:=12597-[.E10]" office:value-type="float" office:value="264" calcext:value-type="float">
            <text:p>264</text:p>
          </table:table-cell>
          <table:table-cell office:value-type="float" office:value="226.503289938" calcext:value-type="float">
            <text:p>226,503289938</text:p>
          </table:table-cell>
          <table:table-cell office:value-type="float" office:value="0.175819158554" calcext:value-type="float">
            <text:p>0,175819158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042629197428" calcext:value-type="float">
            <text:p>97,90</text:p>
          </table:table-cell>
          <table:table-cell table:style-name="ce3" table:formula="of:=([.F11]/12597)*100" office:value-type="float" office:value="2.0957370802572" calcext:value-type="float">
            <text:p>2,10</text:p>
          </table:table-cell>
          <table:table-cell/>
          <table:table-cell table:style-name="ce4" table:formula="of:=[.E27]+[.H27]" office:value-type="float" office:value="12333" calcext:value-type="float">
            <text:p>12333</text:p>
          </table:table-cell>
          <table:table-cell table:formula="of:=12597-[.E11]" office:value-type="float" office:value="264" calcext:value-type="float">
            <text:p>264</text:p>
          </table:table-cell>
          <table:table-cell office:value-type="float" office:value="78.294506073" calcext:value-type="float">
            <text:p>78,294506073</text:p>
          </table:table-cell>
          <table:table-cell office:value-type="float" office:value="0.184990167618" calcext:value-type="float">
            <text:p>0,18499016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2038580614432" calcext:value-type="float">
            <text:p>96,2038580614</text:p>
          </table:table-cell>
          <table:table-cell table:formula="of:=AVERAGE([.C2:.C11])" office:value-type="float" office:value="3.7961419385568" calcext:value-type="float">
            <text:p>3,79614193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18.8" calcext:value-type="float">
            <text:p>12118,8</text:p>
          </table:table-cell>
          <table:table-cell table:formula="of:=AVERAGE([.F2:.F11])" office:value-type="float" office:value="478.2" calcext:value-type="float">
            <text:p>478,2</text:p>
          </table:table-cell>
          <table:table-cell table:formula="of:=SUM([.G2:.G11])/10" office:value-type="float" office:value="166.1035069941" calcext:value-type="float">
            <text:p>166,1035069941</text:p>
          </table:table-cell>
          <table:table-cell table:formula="of:=SUM([.H2:.H11])/10" office:value-type="float" office:value="0.1473053693772" calcext:value-type="float">
            <text:p>0,14730536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1.8" calcext:value-type="float">
            <text:p>5661,8</text:p>
          </table:table-cell>
          <table:table-cell table:formula="of:=AVERAGE([.G18:.G27])" office:value-type="float" office:value="200.9" calcext:value-type="float">
            <text:p>200,9</text:p>
          </table:table-cell>
          <table:table-cell/>
          <table:table-cell office:value-type="float" office:value="5664" calcext:value-type="float">
            <text:p>5664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7.3" calcext:value-type="float">
            <text:p>277,3</text:p>
          </table:table-cell>
          <table:table-cell table:formula="of:=AVERAGE([.H18:.H27])" office:value-type="float" office:value="6457" calcext:value-type="float">
            <text:p>6457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8" calcext:value-type="float">
            <text:p>5648</text:p>
          </table:table-cell>
          <table:table-cell office:value-type="float" office:value="2353" calcext:value-type="float">
            <text:p>2353</text:p>
          </table:table-cell>
          <table:table-cell office:value-type="float" office:value="145" calcext:value-type="float">
            <text:p>145</text:p>
          </table:table-cell>
          <table:table-cell table:formula="of:=12597-SUM([.E20:.G20])" office:value-type="float" office:value="4451" calcext:value-type="float">
            <text:p>445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1.8" calcext:value-type="float">
            <text:p>5661,8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formula="of:=12597-SUM([.E21:.G21])" office:value-type="float" office:value="6597" calcext:value-type="float">
            <text:p>6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77.3" calcext:value-type="float">
            <text:p>277,3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0.9" calcext:value-type="float">
            <text:p>200,9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table:formula="of:=12597-SUM([.E23:.G23])" office:value-type="float" office:value="6671" calcext:value-type="float">
            <text:p>667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57" calcext:value-type="float">
            <text:p>6457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table:formula="of:=12597-SUM([.E24:.G24])" office:value-type="float" office:value="6679" calcext:value-type="float">
            <text:p>66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7" calcext:value-type="float">
            <text:p>554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table:formula="of:=12597-SUM([.E25:.G25])" office:value-type="float" office:value="6782" calcext:value-type="float">
            <text:p>67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3" calcext:value-type="float">
            <text:p>5643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formula="of:=12597-SUM([.E26:.G26])" office:value-type="float" office:value="6690" calcext:value-type="float">
            <text:p>669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5" calcext:value-type="float">
            <text:p>5665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668" calcext:value-type="float">
            <text:p>66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2038580614432" calcext:value-type="float">
            <text:p>0,9620385806</text:p>
          </table:table-cell>
          <table:table-cell table:number-columns-repeated="2"/>
          <table:table-cell table:formula="of:=SUM([.E18:.E27])/10" office:value-type="float" office:value="5661.8" calcext:value-type="float">
            <text:p>5661,8</text:p>
          </table:table-cell>
          <table:table-cell table:formula="of:=SUM([.F18:.F27])/10" office:value-type="float" office:value="277.3" calcext:value-type="float">
            <text:p>277,3</text:p>
          </table:table-cell>
          <table:table-cell table:formula="of:=SUM([.G18:.G27])/10" office:value-type="float" office:value="200.9" calcext:value-type="float">
            <text:p>200,9</text:p>
          </table:table-cell>
          <table:table-cell table:formula="of:=SUM([.H18:.H27])/10" office:value-type="float" office:value="6457" calcext:value-type="float">
            <text:p>645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7961419385568" calcext:value-type="float">
            <text:p>0,0379614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732512323673" calcext:value-type="float">
            <text:p>0,9657325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8822743269531" calcext:value-type="float">
            <text:p>0,95882274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48:15.4857185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4S</meta:editing-duration>
    <meta:editing-cycles>6</meta:editing-cycles>
    <meta:generator>LibreOffice/5.1.6.2$Linux_X86_64 LibreOffice_project/10m0$Build-2</meta:generator>
    <dc:date>2018-01-20T03:49:22.965792964</dc:date>
    <meta:document-statistic meta:table-count="1" meta:cell-count="167" meta:object-count="0"/>
  </office:meta>
</office:document-meta>
</file>